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svg:stroke-color="#000000" draw:fill-color="#ccff00" draw:textarea-horizontal-align="justify" draw:textarea-vertical-align="middle" draw:auto-grow-height="false"/>
    </style:style>
    <style:style style:name="gr13" style:family="graphic">
      <style:graphic-properties svg:stroke-color="#000000" draw:fill-color="#99ff33" draw:textarea-horizontal-align="justify" draw:textarea-vertical-align="middle" draw:auto-grow-height="false"/>
    </style:style>
    <style:style style:name="gr14" style:family="graphic">
      <style:graphic-properties svg:stroke-color="#000000" draw:fill-color="#669900" draw:textarea-horizontal-align="justify" draw:textarea-vertical-align="middle" draw:auto-grow-height="false"/>
    </style:style>
    <style:style style:name="gr15" style:family="graphic">
      <style:graphic-properties svg:stroke-color="#000000" draw:fill-color="#1933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4.15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2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2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2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2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1" draw:text-style-name="P1" xml:id="id18" draw:id="id18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6" draw:id="id16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11" draw:text-style-name="P1" xml:id="id20" draw:id="id20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1" draw:text-style-name="P1" xml:id="id21" draw:id="id21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5" draw:start-glue-point="0" draw:end-shape="id16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16" draw:start-glue-point="2" draw:end-shape="id17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16" draw:start-glue-point="0" draw:end-shape="id18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18" draw:start-glue-point="2" draw:end-shape="id19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19" draw:start-glue-point="2" draw:end-shape="id20" draw:end-glue-point="0" svg:d="M18100 5800v501l-400 198v501" svg:viewBox="0 0 401 1201">
          <text:p/>
        </draw:connector>
        <draw:custom-shape draw:style-name="gr11" draw:text-style-name="P1" xml:id="id23" draw:id="id23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11" draw:text-style-name="P1" xml:id="id22" draw:id="id22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11" draw:text-style-name="P1" xml:id="id24" draw:id="id24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21" draw:start-glue-point="0" draw:end-shape="id19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22" draw:start-glue-point="0" draw:end-shape="id19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22" draw:start-glue-point="2" draw:end-shape="id23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22" draw:start-glue-point="2" draw:end-shape="id24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12" draw:text-style-name="P1" xml:id="id25" draw:id="id25" draw:layer="Layout" svg:width="1.4cm" svg:height="1.4cm" svg:x="4.6cm" svg:y="2.2cm">
          <text:p text:style-name="P2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6" draw:id="id26" draw:layer="Layout" svg:width="1.4cm" svg:height="1.4cm" svg:x="3.4cm" svg:y="4.6cm">
          <text:p text:style-name="P2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7" draw:id="id27" draw:layer="Layout" svg:width="1.4cm" svg:height="1.4cm" svg:x="5.2cm" svg:y="4.6cm">
          <text:p text:style-name="P2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8" draw:id="id28" draw:layer="Layout" svg:width="1.4cm" svg:height="1.4cm" svg:x="5.2cm" svg:y="7cm">
          <text:p text:style-name="P2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25" draw:start-glue-point="8" draw:end-shape="id26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25" draw:start-glue-point="8" draw:end-shape="id27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27" draw:start-glue-point="8" draw:end-shape="id28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6" draw:layer="layout" svg:width="3.906cm" svg:height="0.962cm" svg:x="14cm" svg:y="9.6cm">
          <draw:text-box>
            <text:p>deployedOn</text:p>
          </draw:text-box>
        </draw:frame>
        <draw:frame draw:style-name="gr16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1" draw:text-style-name="P1" xml:id="id32" draw:id="id32" draw:layer="Layout" svg:width="2.51cm" svg:height="1.883cm" svg:x="10.793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1" draw:text-style-name="P1" xml:id="id30" draw:id="id30" draw:layer="Layout" svg:width="2.196cm" svg:height="2.196cm" svg:x="8.173cm" svg:y="5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1" draw:text-style-name="P1" xml:id="id33" draw:id="id33" draw:layer="Layout" svg:width="2.197cm" svg:height="2.196cm" svg:x="13.93cm" svg:y="5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11" draw:text-style-name="P1" xml:id="id29" draw:id="id29" draw:layer="Layout" svg:width="2.196cm" svg:height="2.196cm" svg:x="6.4cm" svg:y="9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11" draw:text-style-name="P1" xml:id="id34" draw:id="id34" draw:layer="Layout" svg:width="2.196cm" svg:height="2.196cm" svg:x="13.303cm" svg:y="9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11" draw:text-style-name="P1" xml:id="id31" draw:id="id31" draw:layer="Layout" svg:width="2.196cm" svg:height="2.196cm" svg:x="9.538cm" svg:y="9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1" draw:text-style-name="P1" xml:id="id35" draw:id="id35" draw:layer="Layout" svg:width="2.197cm" svg:height="2.196cm" svg:x="16.44cm" svg:y="9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498cm" svg:y1="9.958cm" svg:x2="9.271cm" svg:y2="8.075cm" draw:start-shape="id29" draw:start-glue-point="0" draw:end-shape="id30" draw:end-glue-point="2" svg:d="M7498 9958v-501l1773-881v-501" svg:viewBox="0 0 1774 1884">
          <text:p/>
        </draw:connector>
        <draw:connector draw:style-name="gr3" draw:text-style-name="P1" draw:layer="layout" draw:type="lines" svg:x1="9.271cm" svg:y1="8.075cm" svg:x2="10.636cm" svg:y2="9.958cm" draw:start-shape="id30" draw:start-glue-point="2" draw:end-shape="id31" draw:end-glue-point="0" svg:d="M9271 8075v501l1365 881v501" svg:viewBox="0 0 1366 1884">
          <text:p/>
        </draw:connector>
        <draw:connector draw:style-name="gr3" draw:text-style-name="P1" draw:layer="layout" draw:type="lines" svg:x1="9.271cm" svg:y1="5.879cm" svg:x2="12.048cm" svg:y2="3.683cm" draw:start-shape="id30" draw:start-glue-point="0" draw:end-shape="id32" draw:end-glue-point="2" svg:d="M9271 5879v-501l2777-1195v-500" svg:viewBox="0 0 2778 2197">
          <text:p/>
        </draw:connector>
        <draw:connector draw:style-name="gr3" draw:text-style-name="P1" draw:layer="layout" draw:type="lines" svg:x1="12.048cm" svg:y1="3.683cm" svg:x2="15.028cm" svg:y2="5.879cm" draw:start-shape="id32" draw:start-glue-point="2" draw:end-shape="id33" svg:d="M12048 3683v500l2980 1195v501" svg:viewBox="0 0 2981 2197">
          <text:p/>
        </draw:connector>
        <draw:connector draw:style-name="gr3" draw:text-style-name="P1" draw:layer="layout" draw:type="lines" svg:x1="15.028cm" svg:y1="8.075cm" svg:x2="14.401cm" svg:y2="9.958cm" draw:start-shape="id33" draw:start-glue-point="2" draw:end-shape="id34" draw:end-glue-point="0" svg:d="M15028 8075v501l-627 881v501" svg:viewBox="0 0 628 1884">
          <text:p/>
        </draw:connector>
        <draw:custom-shape draw:style-name="gr11" draw:text-style-name="P1" xml:id="id37" draw:id="id37" draw:layer="Layout" svg:width="2.197cm" svg:height="2.197cm" svg:x="17.852cm" svg:y="14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11" draw:text-style-name="P1" xml:id="id36" draw:id="id36" draw:layer="Layout" svg:width="2.196cm" svg:height="2.196cm" svg:x="19.421cm" svg:y="9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11" draw:text-style-name="P1" xml:id="id38" draw:id="id38" draw:layer="Layout" svg:width="2.196cm" svg:height="2.197cm" svg:x="21.304cm" svg:y="14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7.538cm" svg:y1="9.958cm" svg:x2="15.028cm" svg:y2="8.075cm" draw:start-shape="id35" draw:start-glue-point="0" draw:end-shape="id33" draw:end-glue-point="2" svg:d="M17538 9958v-501l-2510-881v-501" svg:viewBox="0 0 2511 1884">
          <text:p/>
        </draw:connector>
        <draw:connector draw:style-name="gr3" draw:text-style-name="P1" draw:layer="layout" draw:type="lines" svg:x1="20.519cm" svg:y1="9.958cm" svg:x2="15.028cm" svg:y2="8.075cm" draw:start-shape="id36" draw:start-glue-point="0" draw:end-shape="id33" draw:end-glue-point="2" svg:d="M20519 9958v-501l-5491-881v-501" svg:viewBox="0 0 5492 1884">
          <text:p/>
        </draw:connector>
        <draw:connector draw:style-name="gr3" draw:text-style-name="P1" draw:layer="layout" draw:type="lines" svg:x1="20.519cm" svg:y1="12.154cm" svg:x2="18.95cm" svg:y2="14.35cm" draw:start-shape="id36" draw:start-glue-point="2" draw:end-shape="id37" draw:end-glue-point="0" svg:d="M20519 12154v501l-1569 1193v502" svg:viewBox="0 0 1570 2197">
          <text:p/>
        </draw:connector>
        <draw:connector draw:style-name="gr3" draw:text-style-name="P1" draw:layer="layout" draw:type="lines" svg:x1="20.519cm" svg:y1="12.154cm" svg:x2="22.402cm" svg:y2="14.35cm" draw:start-shape="id36" draw:start-glue-point="2" draw:end-shape="id38" draw:end-glue-point="0" svg:d="M20519 12154v501l1883 1193v502" svg:viewBox="0 0 1884 2197">
          <text:p/>
        </draw:connector>
        <draw:custom-shape draw:style-name="gr12" draw:text-style-name="P1" xml:id="id39" draw:id="id39" draw:layer="Layout" svg:width="1.02cm" svg:height="1.021cm" svg:x="7.047cm" svg:y="9.2cm">
          <text:p text:style-name="P2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0" draw:id="id40" draw:layer="Layout" svg:width="1.02cm" svg:height="1.021cm" svg:x="6.267cm" svg:y="10.55cm">
          <text:p text:style-name="P2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1" draw:id="id41" draw:layer="Layout" svg:width="1.021cm" svg:height="1.021cm" svg:x="7.579cm" svg:y="10.55cm">
          <text:p text:style-name="P2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42" draw:id="id42" draw:layer="Layout" svg:width="1.021cm" svg:height="1.021cm" svg:x="7.579cm" svg:y="11.9cm">
          <text:p text:style-name="P2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7.557cm" svg:y1="10.221cm" svg:x2="6.777cm" svg:y2="10.55cm" draw:start-shape="id39" draw:start-glue-point="8" draw:end-shape="id40" draw:end-glue-point="4" svg:d="M7557 10221l-780 329" svg:viewBox="0 0 781 330">
          <text:p/>
        </draw:connector>
        <draw:connector draw:style-name="gr8" draw:text-style-name="P1" draw:layer="layout" draw:type="line" svg:x1="7.557cm" svg:y1="10.221cm" svg:x2="8.09cm" svg:y2="10.55cm" draw:start-shape="id39" draw:start-glue-point="8" draw:end-shape="id41" draw:end-glue-point="4" svg:d="M7557 10221l533 329" svg:viewBox="0 0 534 330">
          <text:p/>
        </draw:connector>
        <draw:connector draw:style-name="gr8" draw:text-style-name="P1" draw:layer="layout" draw:type="line" svg:x1="8.09cm" svg:y1="11.571cm" svg:x2="8.09cm" svg:y2="11.9cm" draw:start-shape="id41" draw:start-glue-point="8" draw:end-shape="id42" draw:end-glue-point="4" svg:d="M8090 11571v329" svg:viewBox="0 0 1 330">
          <text:p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1" draw:text-style-name="P1" xml:id="id46" draw:id="id46" draw:layer="Layout" svg:width="2.51cm" svg:height="1.883cm" svg:x="10.793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1" draw:text-style-name="P1" xml:id="id44" draw:id="id44" draw:layer="Layout" svg:width="2.196cm" svg:height="2.196cm" svg:x="8.173cm" svg:y="5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1" draw:text-style-name="P1" xml:id="id47" draw:id="id47" draw:layer="Layout" svg:width="2.197cm" svg:height="2.196cm" svg:x="13.93cm" svg:y="5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11" draw:text-style-name="P1" xml:id="id43" draw:id="id43" draw:layer="Layout" svg:width="2.196cm" svg:height="2.196cm" svg:x="6.4cm" svg:y="9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11" draw:text-style-name="P1" xml:id="id48" draw:id="id48" draw:layer="Layout" svg:width="2.196cm" svg:height="2.196cm" svg:x="13.303cm" svg:y="9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11" draw:text-style-name="P1" xml:id="id45" draw:id="id45" draw:layer="Layout" svg:width="2.196cm" svg:height="2.196cm" svg:x="9.538cm" svg:y="9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1" draw:text-style-name="P1" xml:id="id49" draw:id="id49" draw:layer="Layout" svg:width="2.197cm" svg:height="2.196cm" svg:x="16.44cm" svg:y="9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498cm" svg:y1="9.958cm" svg:x2="9.271cm" svg:y2="8.075cm" draw:start-shape="id43" draw:start-glue-point="0" draw:end-shape="id44" draw:end-glue-point="2" svg:d="M7498 9958v-501l1773-881v-501" svg:viewBox="0 0 1774 1884">
          <text:p/>
        </draw:connector>
        <draw:connector draw:style-name="gr3" draw:text-style-name="P1" draw:layer="layout" draw:type="lines" svg:x1="9.271cm" svg:y1="8.075cm" svg:x2="10.636cm" svg:y2="9.958cm" draw:start-shape="id44" draw:start-glue-point="2" draw:end-shape="id45" draw:end-glue-point="0" svg:d="M9271 8075v501l1365 881v501" svg:viewBox="0 0 1366 1884">
          <text:p/>
        </draw:connector>
        <draw:connector draw:style-name="gr3" draw:text-style-name="P1" draw:layer="layout" draw:type="lines" svg:x1="9.271cm" svg:y1="5.879cm" svg:x2="12.048cm" svg:y2="3.683cm" draw:start-shape="id44" draw:start-glue-point="0" draw:end-shape="id46" draw:end-glue-point="2" svg:d="M9271 5879v-501l2777-1195v-500" svg:viewBox="0 0 2778 2197">
          <text:p/>
        </draw:connector>
        <draw:connector draw:style-name="gr3" draw:text-style-name="P1" draw:layer="layout" draw:type="lines" svg:x1="12.048cm" svg:y1="3.683cm" svg:x2="15.028cm" svg:y2="5.879cm" draw:start-shape="id46" draw:start-glue-point="2" draw:end-shape="id47" svg:d="M12048 3683v500l2980 1195v501" svg:viewBox="0 0 2981 2197">
          <text:p/>
        </draw:connector>
        <draw:connector draw:style-name="gr3" draw:text-style-name="P1" draw:layer="layout" draw:type="lines" svg:x1="15.028cm" svg:y1="8.075cm" svg:x2="14.401cm" svg:y2="9.958cm" draw:start-shape="id47" draw:start-glue-point="2" draw:end-shape="id48" draw:end-glue-point="0" svg:d="M15028 8075v501l-627 881v501" svg:viewBox="0 0 628 1884">
          <text:p/>
        </draw:connector>
        <draw:custom-shape draw:style-name="gr11" draw:text-style-name="P1" xml:id="id51" draw:id="id51" draw:layer="Layout" svg:width="2.197cm" svg:height="2.197cm" svg:x="17.852cm" svg:y="14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11" draw:text-style-name="P1" xml:id="id50" draw:id="id50" draw:layer="Layout" svg:width="2.196cm" svg:height="2.196cm" svg:x="19.421cm" svg:y="9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11" draw:text-style-name="P1" xml:id="id52" draw:id="id52" draw:layer="Layout" svg:width="2.196cm" svg:height="2.197cm" svg:x="21.304cm" svg:y="14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7.538cm" svg:y1="9.958cm" svg:x2="15.028cm" svg:y2="8.075cm" draw:start-shape="id49" draw:start-glue-point="0" draw:end-shape="id47" draw:end-glue-point="2" svg:d="M17538 9958v-501l-2510-881v-501" svg:viewBox="0 0 2511 1884">
          <text:p/>
        </draw:connector>
        <draw:connector draw:style-name="gr3" draw:text-style-name="P1" draw:layer="layout" draw:type="lines" svg:x1="20.519cm" svg:y1="9.958cm" svg:x2="15.028cm" svg:y2="8.075cm" draw:start-shape="id50" draw:start-glue-point="0" draw:end-shape="id47" draw:end-glue-point="2" svg:d="M20519 9958v-501l-5491-881v-501" svg:viewBox="0 0 5492 1884">
          <text:p/>
        </draw:connector>
        <draw:connector draw:style-name="gr3" draw:text-style-name="P1" draw:layer="layout" draw:type="lines" svg:x1="20.519cm" svg:y1="12.154cm" svg:x2="18.95cm" svg:y2="14.35cm" draw:start-shape="id50" draw:start-glue-point="2" draw:end-shape="id51" draw:end-glue-point="0" svg:d="M20519 12154v501l-1569 1193v502" svg:viewBox="0 0 1570 2197">
          <text:p/>
        </draw:connector>
        <draw:connector draw:style-name="gr3" draw:text-style-name="P1" draw:layer="layout" draw:type="lines" svg:x1="20.519cm" svg:y1="12.154cm" svg:x2="22.402cm" svg:y2="14.35cm" draw:start-shape="id50" draw:start-glue-point="2" draw:end-shape="id52" draw:end-glue-point="0" svg:d="M20519 12154v501l1883 1193v502" svg:viewBox="0 0 1884 2197">
          <text:p/>
        </draw:connector>
        <draw:custom-shape draw:style-name="gr12" draw:text-style-name="P1" xml:id="id53" draw:id="id53" draw:layer="Layout" svg:width="1.02cm" svg:height="1.021cm" svg:x="6.16cm" svg:y="9.958cm">
          <text:p text:style-name="P2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4" draw:id="id54" draw:layer="Layout" svg:width="1.02cm" svg:height="1.021cm" svg:x="6.4cm" svg:y="11.308cm">
          <text:p text:style-name="P2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5" draw:id="id55" draw:layer="Layout" svg:width="1.021cm" svg:height="1.021cm" svg:x="10.979cm" svg:y="10.069cm">
          <text:p text:style-name="P2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6" draw:id="id56" draw:layer="Layout" svg:width="1.021cm" svg:height="1.021cm" svg:x="10.979cm" svg:y="11.6cm">
          <text:p text:style-name="P2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67cm" svg:y1="10.979cm" svg:x2="6.91cm" svg:y2="11.308cm" draw:start-shape="id53" draw:start-glue-point="8" draw:end-shape="id54" draw:end-glue-point="4" svg:d="M6670 10979l240 329" svg:viewBox="0 0 241 330">
          <text:p/>
        </draw:connector>
        <draw:connector draw:style-name="gr8" draw:text-style-name="P1" draw:layer="layout" draw:type="line" svg:x1="7.18cm" svg:y1="10.469cm" svg:x2="11.49cm" svg:y2="10.069cm" draw:start-shape="id53" draw:start-glue-point="10" draw:end-shape="id55" draw:end-glue-point="4" svg:d="M7180 10469l4310-400" svg:viewBox="0 0 4311 401">
          <text:p/>
        </draw:connector>
        <draw:connector draw:style-name="gr8" draw:text-style-name="P1" draw:layer="layout" draw:type="line" svg:x1="11.49cm" svg:y1="11.09cm" svg:x2="11.49cm" svg:y2="11.6cm" draw:start-shape="id55" draw:start-glue-point="8" draw:end-shape="id56" draw:end-glue-point="4" svg:d="M11490 11090v510" svg:viewBox="0 0 1 511">
          <text:p/>
        </draw:connector>
        <draw:frame draw:style-name="gr9" draw:layer="layout" svg:width="11.207cm" svg:height="3.806cm" svg:x="1cm" svg:y="13.601cm">
          <draw:text-box>
            <text:p>Remember:</text:p>
            <text:p>(C3 and C4) as well as (C2)</text:p>
            <text:p>need to executed before C1</text:p>
            <text:list text:style-name="L1">
              <text:list-item>
                <text:p>implies execution order:CB1 first C2<text:line-break/>and R1 first C4</text:p>
              </text:list-item>
            </text:list>
          </draw:text-box>
        </draw:frame>
        <draw:custom-shape draw:style-name="gr7" draw:text-style-name="P3" draw:layer="layout" svg:width="0.837cm" svg:height="0.837cm" svg:x="3.663cm" svg:y="14.363cm">
          <text:p text:style-name="P3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37cm" svg:height="0.837cm" svg:x="1.5cm" svg:y="14.363cm">
          <text:p text:style-name="P3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836cm" svg:height="0.837cm" svg:x="8cm" svg:y="14.363cm">
          <text:p text:style-name="P3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36cm" svg:height="0.837cm" svg:x="8.164cm" svg:y="15.2cm">
          <text:p text:style-name="P3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0.6cm" svg:y1="19cm" svg:x2="9.8cm" svg:y2="13.2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1" draw:text-style-name="P3" xml:id="id60" draw:id="id60" draw:layer="Layout" svg:width="2.51cm" svg:height="1.883cm" svg:x="10.793cm" svg:y="1.8cm">
          <text:p text:style-name="P3">root</text:p>
          <draw:enhanced-geometry svg:viewBox="0 0 21600 21600" draw:type="rectangle" draw:enhanced-path="M 0 0 L 21600 0 21600 21600 0 21600 0 0 Z N"/>
        </draw:custom-shape>
        <draw:custom-shape draw:style-name="gr11" draw:text-style-name="P3" xml:id="id58" draw:id="id58" draw:layer="Layout" svg:width="2.196cm" svg:height="2.196cm" svg:x="8.173cm" svg:y="5.879cm">
          <text:p text:style-name="P3">S1</text:p>
          <draw:enhanced-geometry svg:viewBox="0 0 21600 21600" draw:type="rectangle" draw:enhanced-path="M 0 0 L 21600 0 21600 21600 0 21600 0 0 Z N"/>
        </draw:custom-shape>
        <draw:custom-shape draw:style-name="gr11" draw:text-style-name="P3" xml:id="id61" draw:id="id61" draw:layer="Layout" svg:width="2.197cm" svg:height="2.196cm" svg:x="13.93cm" svg:y="5.879cm">
          <text:p text:style-name="P3">S2</text:p>
          <draw:enhanced-geometry svg:viewBox="0 0 21600 21600" draw:type="rectangle" draw:enhanced-path="M 0 0 L 21600 0 21600 21600 0 21600 0 0 Z N"/>
        </draw:custom-shape>
        <draw:custom-shape draw:style-name="gr11" draw:text-style-name="P3" xml:id="id57" draw:id="id57" draw:layer="Layout" svg:width="2.196cm" svg:height="2.196cm" svg:x="6.4cm" svg:y="9.958cm">
          <text:p text:style-name="P3">CB1</text:p>
          <draw:enhanced-geometry svg:viewBox="0 0 21600 21600" draw:type="rectangle" draw:enhanced-path="M 0 0 L 21600 0 21600 21600 0 21600 0 0 Z N"/>
        </draw:custom-shape>
        <draw:custom-shape draw:style-name="gr11" draw:text-style-name="P3" xml:id="id62" draw:id="id62" draw:layer="Layout" svg:width="2.196cm" svg:height="2.196cm" svg:x="13.303cm" svg:y="9.958cm">
          <text:p text:style-name="P3">CB2</text:p>
          <draw:enhanced-geometry svg:viewBox="0 0 21600 21600" draw:type="rectangle" draw:enhanced-path="M 0 0 L 21600 0 21600 21600 0 21600 0 0 Z N"/>
        </draw:custom-shape>
        <draw:custom-shape draw:style-name="gr11" draw:text-style-name="P3" xml:id="id59" draw:id="id59" draw:layer="Layout" svg:width="2.196cm" svg:height="2.196cm" svg:x="9.538cm" svg:y="9.958cm">
          <text:p text:style-name="P3">R1</text:p>
          <draw:enhanced-geometry svg:viewBox="0 0 21600 21600" draw:type="rectangle" draw:enhanced-path="M 0 0 L 21600 0 21600 21600 0 21600 0 0 Z N"/>
        </draw:custom-shape>
        <draw:custom-shape draw:style-name="gr11" draw:text-style-name="P3" xml:id="id63" draw:id="id63" draw:layer="Layout" svg:width="2.197cm" svg:height="2.196cm" svg:x="16.44cm" svg:y="9.958cm">
          <text:p text:style-name="P3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498cm" svg:y1="9.958cm" svg:x2="9.271cm" svg:y2="8.075cm" draw:start-shape="id57" draw:start-glue-point="0" draw:end-shape="id58" draw:end-glue-point="2" svg:d="M7498 9958v-501l1773-881v-501" svg:viewBox="0 0 1774 1884">
          <text:p/>
        </draw:connector>
        <draw:connector draw:style-name="gr3" draw:text-style-name="P1" draw:layer="layout" draw:type="lines" svg:x1="9.271cm" svg:y1="8.075cm" svg:x2="10.636cm" svg:y2="9.958cm" draw:start-shape="id58" draw:start-glue-point="2" draw:end-shape="id59" draw:end-glue-point="0" svg:d="M9271 8075v501l1365 881v501" svg:viewBox="0 0 1366 1884">
          <text:p/>
        </draw:connector>
        <draw:connector draw:style-name="gr3" draw:text-style-name="P1" draw:layer="layout" draw:type="lines" svg:x1="9.271cm" svg:y1="5.879cm" svg:x2="12.048cm" svg:y2="3.683cm" draw:start-shape="id58" draw:start-glue-point="0" draw:end-shape="id60" draw:end-glue-point="2" svg:d="M9271 5879v-501l2777-1195v-500" svg:viewBox="0 0 2778 2197">
          <text:p/>
        </draw:connector>
        <draw:connector draw:style-name="gr3" draw:text-style-name="P1" draw:layer="layout" draw:type="lines" svg:x1="12.048cm" svg:y1="3.683cm" svg:x2="15.028cm" svg:y2="5.879cm" draw:start-shape="id60" draw:start-glue-point="2" draw:end-shape="id61" svg:d="M12048 3683v500l2980 1195v501" svg:viewBox="0 0 2981 2197">
          <text:p/>
        </draw:connector>
        <draw:connector draw:style-name="gr3" draw:text-style-name="P1" draw:layer="layout" draw:type="lines" svg:x1="15.028cm" svg:y1="8.075cm" svg:x2="14.401cm" svg:y2="9.958cm" draw:start-shape="id61" draw:start-glue-point="2" draw:end-shape="id62" draw:end-glue-point="0" svg:d="M15028 8075v501l-627 881v501" svg:viewBox="0 0 628 1884">
          <text:p/>
        </draw:connector>
        <draw:custom-shape draw:style-name="gr11" draw:text-style-name="P3" xml:id="id65" draw:id="id65" draw:layer="Layout" svg:width="2.197cm" svg:height="2.197cm" svg:x="17.852cm" svg:y="14.35cm">
          <text:p text:style-name="P3">CB4</text:p>
          <draw:enhanced-geometry svg:viewBox="0 0 21600 21600" draw:type="rectangle" draw:enhanced-path="M 0 0 L 21600 0 21600 21600 0 21600 0 0 Z N"/>
        </draw:custom-shape>
        <draw:custom-shape draw:style-name="gr11" draw:text-style-name="P3" xml:id="id64" draw:id="id64" draw:layer="Layout" svg:width="2.196cm" svg:height="2.196cm" svg:x="19.421cm" svg:y="9.958cm">
          <text:p text:style-name="P3">S3</text:p>
          <draw:enhanced-geometry svg:viewBox="0 0 21600 21600" draw:type="rectangle" draw:enhanced-path="M 0 0 L 21600 0 21600 21600 0 21600 0 0 Z N"/>
        </draw:custom-shape>
        <draw:custom-shape draw:style-name="gr11" draw:text-style-name="P3" xml:id="id66" draw:id="id66" draw:layer="Layout" svg:width="2.196cm" svg:height="2.197cm" svg:x="21.304cm" svg:y="14.35cm">
          <text:p text:style-name="P3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7.538cm" svg:y1="9.958cm" svg:x2="15.028cm" svg:y2="8.075cm" draw:start-shape="id63" draw:start-glue-point="0" draw:end-shape="id61" draw:end-glue-point="2" svg:d="M17538 9958v-501l-2510-881v-501" svg:viewBox="0 0 2511 1884">
          <text:p/>
        </draw:connector>
        <draw:connector draw:style-name="gr3" draw:text-style-name="P1" draw:layer="layout" draw:type="lines" svg:x1="20.519cm" svg:y1="9.958cm" svg:x2="15.028cm" svg:y2="8.075cm" draw:start-shape="id64" draw:start-glue-point="0" draw:end-shape="id61" draw:end-glue-point="2" svg:d="M20519 9958v-501l-5491-881v-501" svg:viewBox="0 0 5492 1884">
          <text:p/>
        </draw:connector>
        <draw:connector draw:style-name="gr3" draw:text-style-name="P1" draw:layer="layout" draw:type="lines" svg:x1="20.519cm" svg:y1="12.154cm" svg:x2="18.95cm" svg:y2="14.35cm" draw:start-shape="id64" draw:start-glue-point="2" draw:end-shape="id65" draw:end-glue-point="0" svg:d="M20519 12154v501l-1569 1193v502" svg:viewBox="0 0 1570 2197">
          <text:p/>
        </draw:connector>
        <draw:connector draw:style-name="gr3" draw:text-style-name="P1" draw:layer="layout" draw:type="lines" svg:x1="20.519cm" svg:y1="12.154cm" svg:x2="22.402cm" svg:y2="14.35cm" draw:start-shape="id64" draw:start-glue-point="2" draw:end-shape="id66" draw:end-glue-point="0" svg:d="M20519 12154v501l1883 1193v502" svg:viewBox="0 0 1884 2197">
          <text:p/>
        </draw:connector>
        <draw:custom-shape draw:style-name="gr12" draw:text-style-name="P3" xml:id="id67" draw:id="id67" draw:layer="Layout" svg:width="1.02cm" svg:height="1.021cm" svg:x="6.831cm" svg:y="9.8cm">
          <text:p text:style-name="P3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8" draw:id="id68" draw:layer="Layout" svg:width="1.02cm" svg:height="1.021cm" svg:x="10.58cm" svg:y="9.8cm">
          <text:p text:style-name="P3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69" draw:id="id69" draw:layer="Layout" svg:width="1.021cm" svg:height="1.021cm" svg:x="14.6cm" svg:y="9.779cm">
          <text:p text:style-name="P3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0" draw:id="id70" draw:layer="Layout" svg:width="1.021cm" svg:height="1.021cm" svg:x="17.579cm" svg:y="13.979cm">
          <text:p text:style-name="P3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7.702cm" svg:y1="9.949cm" svg:x2="10.58cm" svg:y2="10.311cm" draw:start-shape="id67" draw:start-glue-point="11" draw:end-shape="id68" draw:end-glue-point="6" svg:d="M7702 9949l2878 362" svg:viewBox="0 0 2879 363">
          <text:p/>
        </draw:connector>
        <draw:connector draw:style-name="gr8" draw:text-style-name="P1" draw:layer="layout" draw:type="line" svg:x1="7.702cm" svg:y1="10.672cm" svg:x2="14.749cm" svg:y2="10.651cm" draw:start-shape="id67" draw:start-glue-point="9" draw:end-shape="id69" draw:end-glue-point="7" svg:d="M7702 10672l7047-21" svg:viewBox="0 0 7048 22">
          <text:p/>
        </draw:connector>
        <draw:connector draw:style-name="gr8" draw:text-style-name="P1" draw:layer="layout" draw:type="line" svg:x1="15.621cm" svg:y1="10.29cm" svg:x2="17.579cm" svg:y2="14.49cm" draw:start-shape="id69" draw:start-glue-point="10" draw:end-shape="id70" draw:end-glue-point="6" svg:d="M15621 10290l1958 4200" svg:viewBox="0 0 1959 4201">
          <text:p/>
        </draw:connector>
        <draw:frame draw:style-name="gr9" draw:layer="layout" svg:width="8.029cm" svg:height="4.517cm" svg:x="1.001cm" svg:y="13.601cm">
          <draw:text-box>
            <text:p>Remember:</text:p>
            <text:p>execution order implication</text:p>
            <text:list text:style-name="L1">
              <text:list-item>
                <text:p>C4 on CB4 or<text:line-break/>and C2 on R1</text:p>
              </text:list-item>
              <text:list-item>
                <text:p>C3 on CB2</text:p>
              </text:list-item>
              <text:list-item>
                <text:p>C1 on CB1</text:p>
              </text:list-item>
            </text:list>
          </draw:text-box>
        </draw:frame>
        <draw:custom-shape draw:style-name="gr7" draw:text-style-name="P3" draw:layer="layout" svg:width="0.837cm" svg:height="0.837cm" svg:x="1.879cm" svg:y="15cm">
          <text:p text:style-name="P3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37cm" svg:height="0.837cm" svg:x="1.879cm" svg:y="16.448cm">
          <text:p text:style-name="P3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836cm" svg:height="0.837cm" svg:x="3.064cm" svg:y="15.8cm">
          <text:p text:style-name="P3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36cm" svg:height="0.837cm" svg:x="1.879cm" svg:y="17.304cm">
          <text:p text:style-name="P3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0.6cm" svg:y1="19cm" svg:x2="9.8cm" svg:y2="13.2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8" draw:layer="layout" svg:width="25.847cm" svg:height="4.4cm" svg:x="0.753cm" svg:y="1cm">
          <draw:text-box>
            <text:p>All mappings could far were valid.</text:p>
            <text:list text:style-name="L1">
              <text:list-item>
                <text:p>actually need example contracts and concrete values to decide that</text:p>
              </text:list-item>
            </text:list>
            <text:p>Cost should be taken into accout to get optimal solution (w.r.t. to objective function)</text:p>
            <text:list text:continue-numbering="true" text:style-name="L1">
              <text:list-item>
                <text:p>or at least „near“ 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3T16:19:32.146382629</dc:date>
    <dc:creator>René Schöne</dc:creator>
    <meta:editing-duration>PT1H30M50S</meta:editing-duration>
    <meta:editing-cycles>18</meta:editing-cycles>
    <meta:generator>LibreOffice/4.2.8.2$Linux_x86 LibreOffice_project/420$Build-2</meta:generator>
    <meta:document-statistic meta:object-count="205"/>
  </office:meta>
</office:document-meta>
</file>